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kax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w Ir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</table:table>
      <table:table table:name="Building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urna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pfi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oden Do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en Flo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ooden Wa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ossb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st</text:p>
          </table:table-cell>
        </table:table-row>
      </table:table>
      <table:table table:name="Obstacles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tem ID?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en Do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oden Flo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en Wa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toneNod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00-00-00</text:date>, <text:time style:data-style-name="N2" text:time-value="11:47:11.50959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2-11T11:47:28.148720900</dc:date>
    <meta:editing-duration>PT7M49S</meta:editing-duration>
    <meta:editing-cycles>8</meta:editing-cycles>
    <meta:generator>LibreOffice/25.2.6.2$Windows_X86_64 LibreOffice_project/729c5bfe710f5eb71ed3bbde9e06a6065e9c6c5d</meta:generator>
    <meta:document-statistic meta:table-count="3" meta:cell-count="99" meta:object-count="0"/>
  </office:meta>
</office:document-meta>
</file>